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" style:font-adornments="Standard" style:font-family-generic="modern" style:font-pitch="fixed"/>
    <style:font-face style:name="Georgia1" svg:font-family="Georgia" style:font-family-generic="roman" style:font-pitch="variable"/>
    <style:font-face style:name="Georgia" svg:font-family="Georgia" style:font-adornments="Normal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2.464cm" style:rel-column-width="1397*"/>
    </style:style>
    <style:style style:name="Tabelle1.B" style:family="table-column">
      <style:table-column-properties style:column-width="16.536cm" style:rel-column-width="937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3" style:family="table-row">
      <style:table-row-properties fo:background-color="transparent" style:keep-together="true" fo:keep-together="auto">
        <style:background-image/>
      </style:table-row-properties>
    </style:style>
    <style:style style:name="Tabelle1.B3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le2" style:family="table" style:master-page-name="">
      <style:table-properties style:width="19.001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2.464cm" style:rel-column-width="1397*"/>
    </style:style>
    <style:style style:name="Tabelle2.B" style:family="table-column">
      <style:table-column-properties style:column-width="16.536cm" style:rel-column-width="937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3" style:family="table-row">
      <style:table-row-properties fo:background-color="transparent" style:keep-together="true" fo:keep-together="auto">
        <style:background-image/>
      </style:table-row-properties>
    </style:style>
    <style:style style:name="Tabelle2.B3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le4" style:family="table" style:master-page-name="">
      <style:table-properties style:width="19.001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2.464cm" style:rel-column-width="1397*"/>
    </style:style>
    <style:style style:name="Tabelle4.B" style:family="table-column">
      <style:table-column-properties style:column-width="16.536cm" style:rel-column-width="937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.3" style:family="table-row">
      <style:table-row-properties fo:background-color="transparent" style:keep-together="true" fo:keep-together="auto">
        <style:background-image/>
      </style:table-row-properties>
    </style:style>
    <style:style style:name="Tabelle4.B3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le5" style:family="table" style:master-page-name="">
      <style:table-properties style:width="19.001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5.A" style:family="table-column">
      <style:table-column-properties style:column-width="2.464cm" style:rel-column-width="1397*"/>
    </style:style>
    <style:style style:name="Tabelle5.B" style:family="table-column">
      <style:table-column-properties style:column-width="16.536cm" style:rel-column-width="937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.3" style:family="table-row">
      <style:table-row-properties fo:background-color="transparent" style:keep-together="true" fo:keep-together="auto">
        <style:background-image/>
      </style:table-row-properties>
    </style:style>
    <style:style style:name="Tabelle5.B3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le6" style:family="table" style:master-page-name="">
      <style:table-properties style:width="19.001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6.A" style:family="table-column">
      <style:table-column-properties style:column-width="2.464cm" style:rel-column-width="1397*"/>
    </style:style>
    <style:style style:name="Tabelle6.B" style:family="table-column">
      <style:table-column-properties style:column-width="16.536cm" style:rel-column-width="937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.3" style:family="table-row">
      <style:table-row-properties fo:background-color="transparent" style:keep-together="true" fo:keep-together="auto">
        <style:background-image/>
      </style:table-row-properties>
    </style:style>
    <style:style style:name="Tabelle6.B3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le7" style:family="table" style:master-page-name="">
      <style:table-properties style:width="19.001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7.A" style:family="table-column">
      <style:table-column-properties style:column-width="2.464cm" style:rel-column-width="1397*"/>
    </style:style>
    <style:style style:name="Tabelle7.B" style:family="table-column">
      <style:table-column-properties style:column-width="16.536cm" style:rel-column-width="937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.3" style:family="table-row">
      <style:table-row-properties fo:background-color="transparent" style:keep-together="true" fo:keep-together="auto">
        <style:background-image/>
      </style:table-row-properties>
    </style:style>
    <style:style style:name="Tabelle7.B3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le8" style:family="table" style:master-page-name="">
      <style:table-properties style:width="19.001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8.A" style:family="table-column">
      <style:table-column-properties style:column-width="2.464cm" style:rel-column-width="1397*"/>
    </style:style>
    <style:style style:name="Tabelle8.B" style:family="table-column">
      <style:table-column-properties style:column-width="16.536cm" style:rel-column-width="937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B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.3" style:family="table-row">
      <style:table-row-properties fo:background-color="transparent" style:keep-together="true" fo:keep-together="auto">
        <style:background-image/>
      </style:table-row-properties>
    </style:style>
    <style:style style:name="Tabelle8.B3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Footer_20_left" style:master-page-name="">
      <style:paragraph-properties style:page-number="auto"/>
      <style:text-properties fo:font-size="8pt" style:font-size-asian="8pt" style:font-size-complex="8pt"/>
    </style:style>
    <style:style style:name="P2" style:family="paragraph" style:parent-style-name="Text_20_body" style:master-page-name="">
      <style:paragraph-properties style:page-number="auto"/>
    </style:style>
    <style:style style:name="P3" style:family="paragraph" style:parent-style-name="Footer_20_left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Text_20_body">
      <style:text-properties style:font-name="Georgia1" fo:background-color="transparent" style:font-name-asian="DejaVu Sans" style:font-name-complex="DejaVu Sans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 style:master-page-name="">
      <style:paragraph-properties style:page-number="auto" fo:break-before="pag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Table_20_Contents">
      <style:text-properties style:font-name="Nimbus Mono L1"/>
    </style:style>
    <style:style style:name="P11" style:family="paragraph" style:parent-style-name="Table_20_Contents" style:list-style-name="L11">
      <style:paragraph-properties fo:margin-left="0cm" fo:margin-right="0cm" fo:text-indent="0cm" style:auto-text-indent="true"/>
    </style:style>
    <style:style style:name="P12" style:family="paragraph" style:parent-style-name="Text_20_body" style:master-page-name="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Roman No9 L"/>
    </style:style>
    <style:style style:name="T3" style:family="text">
      <style:text-properties fo:background-color="#ffff00"/>
    </style:style>
    <style:style style:name="T4" style:family="text">
      <style:text-properties style:font-name="Courier New"/>
    </style:style>
    <style:style style:name="T5" style:family="text">
      <style:text-properties style:font-name="Georgia1"/>
    </style:style>
    <style:style style:name="T6" style:family="text">
      <style:text-properties style:font-name="Georgia1"/>
    </style:style>
    <style:style style:name="Sect1" style:family="section">
      <style:section-properties style:editable="false">
        <style:columns fo:column-count="2" fo:column-gap="0.497cm">
          <style:column-sep style:width="0.035cm" style:color="#000000" style:height="100%"/>
          <style:column style:rel-width="5385*" fo:start-indent="0cm" fo:end-indent="0.249cm"/>
          <style:column style:rel-width="5386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TFTASolver Compiler Konzept</text:title></text:p>
      <text:p text:style-name="Standard"/>
      <text:p text:style-name="Subtitle"><text:user-defined text:name="Autor">Schilling</text:user-defined></text:p>
      <text:p text:style-name="Subtitle"><text:modification-date style:data-style-name="N80">25. Feb. 2009</text:modification-date></text:p>
      <text:p text:style-name="Subtitle"><text:user-defined text:name="Project">Part of the TFTASolver package at http://tftasolver.berlios.de</text:user-defined></text:p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</text:p>
          </text:index-title>
          <text:p text:style-name="P7">1 This Document<text:tab/>2</text:p>
          <text:p text:style-name="P8">1.1 Aim and Audience<text:tab/>2</text:p>
          <text:p text:style-name="P8">1.2 Other Documentation of TFTASolver<text:tab/>2</text:p>
          <text:p text:style-name="P8">1.3 Copyright / License<text:tab/>2</text:p>
          <text:p text:style-name="P8">1.4 Contact to the Author / Project Homepage<text:tab/>2</text:p>
          <text:p text:style-name="P7">2 Important Algorithms in TFTASolver<text:tab/>3</text:p>
          <text:p text:style-name="P8">2.1 Functional Description (Overview)<text:tab/>3</text:p>
          <text:p text:style-name="P8">2.2 General Remarks<text:tab/>3</text:p>
          <text:p text:style-name="P9">2.2.1 Terminology<text:tab/>3</text:p>
          <text:p text:style-name="P9">2.2.2 General Concept of Simplification Routines<text:tab/>3</text:p>
          <text:p text:style-name="P8">2.3 Unit uTFTALogic<text:tab/>4</text:p>
          <text:p text:style-name="P9">2.3.1 ANDContradict<text:tab/>4</text:p>
          <text:p text:style-name="P9">2.3.2 ANDFalse<text:tab/>4</text:p>
          <text:p text:style-name="P9">2.3.3 ANDTrue<text:tab/>4</text:p>
          <text:p text:style-name="P9">2.3.4 DistributeANDORXOR<text:tab/>5</text:p>
          <text:p text:style-name="P9">2.3.5 DistributeORPAND<text:tab/>5</text:p>
          <text:p text:style-name="P9">2.3.6 DistributePANDOR<text:tab/>5</text:p>
          <text:p text:style-name="P9">2.3.7 DistributePANDXOR<text:tab/>6</text:p>
          <text:p text:style-name="P9">2.3.8 GenericCombine<text:tab/>7</text:p>
          <text:p text:style-name="P9">2.3.9 GenericSplit<text:tab/>7</text:p>
          <text:p text:style-name="P9">2.3.10 LawOfCompleteness<text:tab/>7</text:p>
          <text:p text:style-name="P9">2.3.11 LawOfIdempotency<text:tab/>8</text:p>
          <text:p text:style-name="P9">2.3.12 LawOfNonrecurrence<text:tab/>8</text:p>
          <text:p text:style-name="P9">2.3.13 NOTANDORXOR<text:tab/>9</text:p>
          <text:p text:style-name="P9">2.3.14 NOTFalseTrue<text:tab/>9</text:p>
          <text:p text:style-name="P9">2.3.15 NOTNOT<text:tab/>10</text:p>
          <text:p text:style-name="P9">2.3.16 ORXORFalse<text:tab/>10</text:p>
          <text:p text:style-name="P9">2.3.17 ORXORTrue<text:tab/>10</text:p>
          <text:p text:style-name="P9">2.3.18 PANDFalse<text:tab/>10</text:p>
          <text:p text:style-name="P9">2.3.19 PANDNegated<text:tab/>11</text:p>
          <text:p text:style-name="P9">2.3.20 PANDMultiples<text:tab/>11</text:p>
          <text:p text:style-name="P9">2.3.21 PANDPANDTransform<text:tab/>11</text:p>
          <text:p text:style-name="P9">2.3.22 RedirectTerm<text:tab/>11</text:p>
          <text:p text:style-name="P9">2.3.23 SANDFalse<text:tab/>12</text:p>
          <text:p text:style-name="P9">2.3.24 SANDNegated<text:tab/>12</text:p>
          <text:p text:style-name="P9">2.3.25 SANDPANDTransform<text:tab/>12</text:p>
          <text:p text:style-name="P9">2.3.26 SimplificationLoop<text:tab/>13</text:p>
          <text:p text:style-name="P9">2.3.27 SortOperands<text:tab/>13</text:p>
          <text:p text:style-name="P8">2.4 Unit uTFTAExpression<text:tab/>15</text:p>
          <text:p text:style-name="P9">2.4.1 Simplify<text:tab/>15</text:p>
          <text:p text:style-name="P8">2.5 Unit uTFTAObject<text:tab/>15</text:p>
          <text:p text:style-name="P9">2.5.1 Types of Temporal Terms<text:tab/>16</text:p>
          <text:p text:style-name="P9">2.5.2 Test Cases for Types of Temporal Terms (TBD!)<text:tab/>17</text:p>
          <text:p text:style-name="P8">2.6 Unit uTFTAStringList<text:tab/>17</text:p>
        </text:index-body>
      </text:table-of-content>
      <text:p text:style-name="Standard"/>
      <text:h text:style-name="P5" text:outline-level="1">Dieses Dokument</text:h>
      <text:h text:style-name="Heading_20_2" text:outline-level="2">Aim and Audience</text:h>
      <text:p text:style-name="Text_20_body">Dieses Dokument beschreibt das dem Programm TFTASolver zugrundeliegende Compiler-Konzept.</text:p>
      <text:p text:style-name="Text_20_body">Es dient damit dazu, ein besseres Verständnis dafür zu erzeugen, wie sich die theoretischen Ideen der temporalen Logik (auch: Sequenzlogik) des (T)emporal(F)ault(T)ree(A)nalysis (TFTA) Ansatzes in einer praktischen Implementierung realisieren lassen.</text:p>
      <text:p text:style-name="Text_20_body">Dieses Dokument beschreibt weder diese theoretischen Ideen noch die eigentlichen Regeln der zugrundeliegenden temporalen Logik.</text:p>
      <text:p text:style-name="Text_20_body">Dieses Dokument setzt somit beim Leser ein gewisses Grundlagenwissen zum TFTA Ansatz voraus. Dieses Wissen kann z.B. mit den weiteren Dokumenten des Projektes TFTASolver angeeignet werden.</text:p>
      <text:h text:style-name="Heading_20_2" text:outline-level="2">Copyright / License</text:h>
      <text:p text:style-name="P2">Die Software TFTASolver steht unter der GNU General Public License, wie sie von der Free Software Foundation veröffentlicht wurde. Dabei gilt entweder Version 3 der Lizenz oder jede spätere Version. Weitere Informationen zur Lizenz finden sich in der Datei <text:span text:style-name="Internet_20_link">LICENSE.TXT</text:span><text:span text:style-name="Internet_20_link"><text:span text:style-name="T5">, die der Software TFTASolver beigelegt ist.</text:span></text:span></text:p>
      <text:p text:style-name="Text_20_body"><text:span text:style-name="Internet_20_link"><text:span text:style-name="T5">Das vorliegende Dokument (“</text:span></text:span><text:span text:style-name="Internet_20_link"><text:span text:style-name="T5"><text:title>TFTASolver Compiler Konzept</text:title></text:span></text:span><text:span text:style-name="Internet_20_link"><text:span text:style-name="T5">“) steht unter der Creative Commons Attribuon-Share Alike 3.0 Germany License. Für Details zu diese Lizenz siehe </text:span></text:span><text:span text:style-name="Internet_20_link">http://creativecommons.org/licenses/by-sa/3.0/de/</text:span><text:span text:style-name="Internet_20_link"><text:span text:style-name="T5">.</text:span></text:span></text:p>
      <text:p text:style-name="Text_20_body">The program (software) TFTAsolver is licensed under the GNU General Public License as published by the Free Software Foundation, in either version 3 of the License or any later version. See source code or <text:span text:style-name="Internet_20_link">LICENSE.TXT</text:span> distributed with the program for details.</text:p>
      <text:p text:style-name="Text_20_body">The current document (“<text:title>TFTASolver Compiler Konzept</text:title>“) is licensed under the Creative Commons Attribuon-Share Alike 3.0 Germany License. To view a copy of this license, visit <text:span text:style-name="Internet_20_link">http://creativecommons.org/licenses/by-sa/3.0/de/</text:span>.</text:p>
      <text:h text:style-name="Heading_20_2" text:outline-level="2">Contact to the Author / Project Homepage</text:h>
      <text:p text:style-name="P2">Via Email: <text:tab/><text:span text:style-name="Internet_20_link">sjschilling@gmx.net</text:span><text:span text:style-name="T4"><text:tab/><text:tab/></text:span><text:span text:style-name="T5">oder</text:span><text:span text:style-name="T4"> <text:tab/></text:span><text:tab/></text:p>
      <text:p text:style-name="Text_20_body"><text:span text:style-name="T4"><text:tab/><text:tab/></text:span><text:span text:style-name="Internet_20_link">sjschilling@users.berlios.de <text:s/></text:span><text:tab/>.</text:p>
      <text:p text:style-name="Text_20_body">Verschlüsselung mittels PGP/GPG ist empfohlen. <text:s/></text:p>
      <text:p text:style-name="Text_20_body">Der PGP/GPG Key des Autors: <text:span text:style-name="Internet_20_link">0xC7A9A4BB </text:span><text:s text:c="2"/>.</text:p>
      <text:p text:style-name="Text_20_body">Weitere Informationen finden sich auf der Projekt Homepage unter <text:span text:style-name="Internet_20_link">http://tftasolver.berlios.de</text:span> <text:s text:c="2"/><text:span text:style-name="T3">(TBD).</text:span></text:p>
      <text:h text:style-name="P6" text:outline-level="1">Compiler Konzept</text:h>
      <text:p text:style-name="Text_20_body">Die folgenden Unter-Kapitel beschreiben jeweils eine eigene Compiler-Stufe innerhalb des Programms TFTASolver.</text:p>
      <text:p text:style-name="Text_20_body">Jede dieser Stufen besteht aus einem eigenen mittels ANTLRWorks (Version 1.2.2) generierten Parser / Compilers. Jeder dieser Parser / Compiler ist ein Kommandozeilenprogramm, welches von der Standardeingabe liest und auf die Standardausgabe schreibt.</text:p>
      <text:p text:style-name="Text_20_body">Die einzelnen Compilerstufen können (sollten) von einem übergeordneten Programm nacheinander aufgerufen werden, wobei jeweils das als „Eingang“ bezeichnete Arbeitsprodukt – meist: das Ausgangs-Produkt der vorangegangenen Stufe – übergeben werden muss.</text:p>
      <text:h text:style-name="Heading_20_2" text:outline-level="2">Syntax Prüfung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Name:</text:p>
          </table:table-cell>
          <table:table-cell table:style-name="Tabelle1.B1" office:value-type="string">
            <text:p text:style-name="P10">tftac-syntax</text:p>
          </table:table-cell>
        </table:table-row>
        <table:table-row>
          <table:table-cell table:style-name="Tabelle1.A2" office:value-type="string">
            <text:p text:style-name="Table_20_Contents">Beschreibung:</text:p>
          </table:table-cell>
          <table:table-cell table:style-name="Tabelle1.B2" office:value-type="string">
            <text:p text:style-name="Table_20_Contents">Prüfung des eingegebenen temporalen Terms auf Syntax-Fehler, z.B. fehlende / überflüssige Klammern, verbotene Zeichen usw.</text:p>
          </table:table-cell>
        </table:table-row>
        <table:table-row table:style-name="Tabelle1.3">
          <table:table-cell table:style-name="Tabelle1.A2" office:value-type="string">
            <text:p text:style-name="Table_20_Contents">Eingang:</text:p>
          </table:table-cell>
          <table:table-cell table:style-name="Tabelle1.B3" office:value-type="string">
            <text:list xml:id="list972194189" text:style-name="L11">
              <text:list-header>
                <text:p text:style-name="P11">temporaler Term wie vom Nutzer eingegeben</text:p>
              </text:list-header>
            </text:list>
          </table:table-cell>
        </table:table-row>
        <table:table-row>
          <table:table-cell table:style-name="Tabelle1.A2" office:value-type="string">
            <text:p text:style-name="Table_20_Contents">Ausgang:</text:p>
          </table:table-cell>
          <table:table-cell table:style-name="Tabelle1.B2" office:value-type="string">
            <text:list xml:id="list1803279492" text:continue-numbering="true" text:style-name="L11">
              <text:list-header>
                <text:p text:style-name="P11">temporaler Term, Syntax-geprüft<text:tab/>oder</text:p>
                <text:p text:style-name="P11">Fehlermeldung</text:p>
              </text:list-header>
            </text:list>
          </table:table-cell>
        </table:table-row>
      </table:table>
      <text:h text:style-name="Heading_20_2" text:outline-level="2">Zeichensetzung / Formatierung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Name:</text:p>
          </table:table-cell>
          <table:table-cell table:style-name="Tabelle2.B1" office:value-type="string">
            <text:p text:style-name="P10">tftac-format</text:p>
          </table:table-cell>
        </table:table-row>
        <table:table-row>
          <table:table-cell table:style-name="Tabelle2.A2" office:value-type="string">
            <text:p text:style-name="Table_20_Contents">Beschreibung:</text:p>
          </table:table-cell>
          <table:table-cell table:style-name="Tabelle2.B2" office:value-type="string">
            <text:p text:style-name="Table_20_Contents">Großschreibung, Klammernsetzung, Entfernung der Leerzeichen</text:p>
          </table:table-cell>
        </table:table-row>
        <table:table-row table:style-name="Tabelle2.3">
          <table:table-cell table:style-name="Tabelle2.A2" office:value-type="string">
            <text:p text:style-name="Table_20_Contents">Eingang:</text:p>
          </table:table-cell>
          <table:table-cell table:style-name="Tabelle2.B3" office:value-type="string">
            <text:list xml:id="list1104061427" text:continue-numbering="true" text:style-name="L11">
              <text:list-header>
                <text:p text:style-name="P11">temporaler Term, Syntax-geprüft</text:p>
              </text:list-header>
            </text:list>
          </table:table-cell>
        </table:table-row>
        <table:table-row>
          <table:table-cell table:style-name="Tabelle2.A2" office:value-type="string">
            <text:p text:style-name="Table_20_Contents">Ausgang:</text:p>
          </table:table-cell>
          <table:table-cell table:style-name="Tabelle2.B2" office:value-type="string">
            <text:list xml:id="list182171695" text:continue-numbering="true" text:style-name="L11">
              <text:list-header>
                <text:p text:style-name="P11">temporaler Term, formatiert<text:tab/><text:tab/>oder</text:p>
                <text:p text:style-name="P11">Fehlermeldung</text:p>
              </text:list-header>
            </text:list>
          </table:table-cell>
        </table:table-row>
      </table:table>
      <text:h text:style-name="Heading_20_2" text:outline-level="2">Partitionierung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Name:</text:p>
          </table:table-cell>
          <table:table-cell table:style-name="Tabelle4.B1" office:value-type="string">
            <text:p text:style-name="P10">tftac-part</text:p>
          </table:table-cell>
        </table:table-row>
        <table:table-row>
          <table:table-cell table:style-name="Tabelle4.A2" office:value-type="string">
            <text:p text:style-name="Table_20_Contents">Beschreibung:</text:p>
          </table:table-cell>
          <table:table-cell table:style-name="Tabelle4.B2" office:value-type="string">
            <text:p text:style-name="Table_20_Contents">Partitionierung aller AND, OR, XOR, SAND, PAND Terme mit mehr als zwei Operanden</text:p>
          </table:table-cell>
        </table:table-row>
        <table:table-row table:style-name="Tabelle4.3">
          <table:table-cell table:style-name="Tabelle4.A2" office:value-type="string">
            <text:p text:style-name="Table_20_Contents">Eingang:</text:p>
          </table:table-cell>
          <table:table-cell table:style-name="Tabelle4.B3" office:value-type="string">
            <text:list xml:id="list306298460" text:continue-numbering="true" text:style-name="L11">
              <text:list-header>
                <text:p text:style-name="P11">temporaler Term, formatiert</text:p>
              </text:list-header>
            </text:list>
          </table:table-cell>
        </table:table-row>
        <table:table-row>
          <table:table-cell table:style-name="Tabelle4.A2" office:value-type="string">
            <text:p text:style-name="Table_20_Contents">Ausgang:</text:p>
          </table:table-cell>
          <table:table-cell table:style-name="Tabelle4.B2" office:value-type="string">
            <text:list xml:id="list478735252" text:continue-numbering="true" text:style-name="L11">
              <text:list-header>
                <text:p text:style-name="P11">temporaler Term, partitioniert<text:tab/><text:tab/>oder</text:p>
                <text:p text:style-name="P11">Fehlermeldung</text:p>
              </text:list-header>
            </text:list>
          </table:table-cell>
        </table:table-row>
      </table:table>
      <text:h text:style-name="Heading_20_2" text:outline-level="2">Vereinfachung / TDNF</text:h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Contents">Name:</text:p>
          </table:table-cell>
          <table:table-cell table:style-name="Tabelle5.B1" office:value-type="string">
            <text:p text:style-name="P10">tftac-tdnf</text:p>
          </table:table-cell>
        </table:table-row>
        <table:table-row>
          <table:table-cell table:style-name="Tabelle5.A2" office:value-type="string">
            <text:p text:style-name="Table_20_Contents">Beschreibung:</text:p>
          </table:table-cell>
          <table:table-cell table:style-name="Tabelle5.B2" office:value-type="string">
            <text:p text:style-name="Table_20_Contents">Anwendung der temporalen Regeln (qualitativ) zur Überführung in eine TDNF </text:p>
          </table:table-cell>
        </table:table-row>
        <table:table-row table:style-name="Tabelle5.3">
          <table:table-cell table:style-name="Tabelle5.A2" office:value-type="string">
            <text:p text:style-name="Table_20_Contents">Eingang:</text:p>
          </table:table-cell>
          <table:table-cell table:style-name="Tabelle5.B3" office:value-type="string">
            <text:list xml:id="list166465921" text:continue-numbering="true" text:style-name="L11">
              <text:list-header>
                <text:p text:style-name="P11">temporaler Term, partitioniert</text:p>
              </text:list-header>
            </text:list>
          </table:table-cell>
        </table:table-row>
        <table:table-row>
          <table:table-cell table:style-name="Tabelle5.A2" office:value-type="string">
            <text:p text:style-name="Table_20_Contents">Ausgang:</text:p>
          </table:table-cell>
          <table:table-cell table:style-name="Tabelle5.B2" office:value-type="string">
            <text:list xml:id="list999399928" text:continue-numbering="true" text:style-name="L11">
              <text:list-header>
                <text:p text:style-name="P11">temporaler Term, TDNF<text:tab/><text:tab/>oder</text:p>
                <text:p text:style-name="P11">Fehlermeldung</text:p>
              </text:list-header>
            </text:list>
          </table:table-cell>
        </table:table-row>
      </table:table>
      <text:h text:style-name="Heading_20_2" text:outline-level="2">Sortierung, TDNF</text:h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Table_20_Contents">Name:</text:p>
          </table:table-cell>
          <table:table-cell table:style-name="Tabelle7.B1" office:value-type="string">
            <text:p text:style-name="P10">tftac-sort</text:p>
          </table:table-cell>
        </table:table-row>
        <table:table-row>
          <table:table-cell table:style-name="Tabelle7.A2" office:value-type="string">
            <text:p text:style-name="Table_20_Contents">Beschreibung:</text:p>
          </table:table-cell>
          <table:table-cell table:style-name="Tabelle7.B2" office:value-type="string">
            <text:p text:style-name="Table_20_Contents">Sortierung aller Operanden aller Sequenzen der TDNF; nur relevant für AND verbundene Teilterme, d.h. für negierte Ereignisse und (sofern vorhanden) erweiterte Sequenzen.</text:p>
          </table:table-cell>
        </table:table-row>
        <table:table-row table:style-name="Tabelle7.3">
          <table:table-cell table:style-name="Tabelle7.A2" office:value-type="string">
            <text:p text:style-name="Table_20_Contents">Eingang:</text:p>
          </table:table-cell>
          <table:table-cell table:style-name="Tabelle7.B3" office:value-type="string">
            <text:list xml:id="list1615980420" text:continue-numbering="true" text:style-name="L11">
              <text:list-header>
                <text:p text:style-name="P11">temporaler Term, TDNF</text:p>
              </text:list-header>
            </text:list>
          </table:table-cell>
        </table:table-row>
        <table:table-row>
          <table:table-cell table:style-name="Tabelle7.A2" office:value-type="string">
            <text:p text:style-name="Table_20_Contents">Ausgang:</text:p>
          </table:table-cell>
          <table:table-cell table:style-name="Tabelle7.B2" office:value-type="string">
            <text:list xml:id="list365533198" text:continue-numbering="true" text:style-name="L11">
              <text:list-header>
                <text:p text:style-name="P11">temporaler Term, TDNF sortiert<text:tab/>oder</text:p>
                <text:p text:style-name="P11">Fehlermeldung</text:p>
              </text:list-header>
            </text:list>
          </table:table-cell>
        </table:table-row>
      </table:table>
      <text:h text:style-name="Heading_20_2" text:outline-level="2"><text:soft-page-break/>Minimierung</text:h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Table_20_Contents">Name:</text:p>
          </table:table-cell>
          <table:table-cell table:style-name="Tabelle6.B1" office:value-type="string">
            <text:p text:style-name="P10">tftac-min</text:p>
          </table:table-cell>
        </table:table-row>
        <table:table-row>
          <table:table-cell table:style-name="Tabelle6.A2" office:value-type="string">
            <text:p text:style-name="Table_20_Contents">Beschreibung:</text:p>
          </table:table-cell>
          <table:table-cell table:style-name="Tabelle6.B2" office:value-type="string">
            <text:p text:style-name="Table_20_Contents">Anwendung der temporalen Regeln (qualitativ) zur Überführung in eine minimale TDNF (MCSS-Form)</text:p>
          </table:table-cell>
        </table:table-row>
        <table:table-row table:style-name="Tabelle6.3">
          <table:table-cell table:style-name="Tabelle6.A2" office:value-type="string">
            <text:p text:style-name="Table_20_Contents">Eingang:</text:p>
          </table:table-cell>
          <table:table-cell table:style-name="Tabelle6.B3" office:value-type="string">
            <text:list xml:id="list1846150597" text:continue-numbering="true" text:style-name="L11">
              <text:list-header>
                <text:p text:style-name="P11">temporaler Term, TDNF sortiert</text:p>
              </text:list-header>
            </text:list>
          </table:table-cell>
        </table:table-row>
        <table:table-row>
          <table:table-cell table:style-name="Tabelle6.A2" office:value-type="string">
            <text:p text:style-name="Table_20_Contents">Ausgang:</text:p>
          </table:table-cell>
          <table:table-cell table:style-name="Tabelle6.B2" office:value-type="string">
            <text:list xml:id="list393713532" text:continue-numbering="true" text:style-name="L11">
              <text:list-header>
                <text:p text:style-name="P11">temporaler Term, MCSS<text:tab/><text:tab/>oder</text:p>
                <text:p text:style-name="P11">Fehlermeldung</text:p>
              </text:list-header>
            </text:list>
          </table:table-cell>
        </table:table-row>
      </table:table>
      <text:h text:style-name="Heading_20_2" text:outline-level="2">Überführung in disjunkte Form</text:h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Table_20_Contents">Name:</text:p>
          </table:table-cell>
          <table:table-cell table:style-name="Tabelle8.B1" office:value-type="string">
            <text:p text:style-name="P10">tftac-disj</text:p>
          </table:table-cell>
        </table:table-row>
        <table:table-row>
          <table:table-cell table:style-name="Tabelle8.A2" office:value-type="string">
            <text:p text:style-name="Table_20_Contents">Beschreibung:</text:p>
          </table:table-cell>
          <table:table-cell table:style-name="Tabelle8.B2" office:value-type="string">
            <text:p text:style-name="Table_20_Contents">Anwendung der temporalen Regeln (qualitativ) zur Überführung der MCSS in disjunkte MCSS</text:p>
          </table:table-cell>
        </table:table-row>
        <table:table-row table:style-name="Tabelle8.3">
          <table:table-cell table:style-name="Tabelle8.A2" office:value-type="string">
            <text:p text:style-name="Table_20_Contents">Eingang:</text:p>
          </table:table-cell>
          <table:table-cell table:style-name="Tabelle8.B3" office:value-type="string">
            <text:list xml:id="list1039975422" text:continue-numbering="true" text:style-name="L11">
              <text:list-header>
                <text:p text:style-name="P11">temporaler Term, MCSS</text:p>
              </text:list-header>
            </text:list>
          </table:table-cell>
        </table:table-row>
        <table:table-row>
          <table:table-cell table:style-name="Tabelle8.A2" office:value-type="string">
            <text:p text:style-name="Table_20_Contents">Ausgang:</text:p>
          </table:table-cell>
          <table:table-cell table:style-name="Tabelle8.B2" office:value-type="string">
            <text:list xml:id="list476162012" text:continue-numbering="true" text:style-name="L11">
              <text:list-header>
                <text:p text:style-name="P11">temporaler Term, MCSS disjunkt<text:tab/>oder</text:p>
                <text:p text:style-name="P11">Fehlermeldung</text:p>
              </text:list-header>
            </text:list>
          </table:table-cell>
        </table:table-row>
      </table:table>
      <text:p text:style-name="Text_20_body"/>
      <text:p text:style-name="P4">[EOF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1" svg:font-family="'Nimbus Mono L'" style:font-family-generic="modern" style:font-pitch="fixed"/>
    <style:font-face style:name="Nimbus Mono L" svg:font-family="'Nimbus Mono L'" style:font-adornments="Standard" style:font-family-generic="modern" style:font-pitch="fixed"/>
    <style:font-face style:name="Georgia1" svg:font-family="Georgia" style:font-family-generic="roman" style:font-pitch="variable"/>
    <style:font-face style:name="Georgia" svg:font-family="Georgia" style:font-adornments="Normal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imbus Roman No9 L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 fo:background-color="transparent">
        <style:background-image/>
      </style:paragraph-properties>
      <style:text-properties style:font-name="Georgia"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Georgia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körper_20_Code" style:display-name="Textkörper Code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Nimbus Mono L" style:font-size-asian="10.5pt"/>
    </style:style>
    <style:style style:name="Text" style:family="paragraph" style:parent-style-name="Caption" style:class="extra"/>
    <style:style style:name="Tabellen_20_Code" style:display-name="Tabellen Code" style:family="paragraph" style:parent-style-name="Textkörper_20_Code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00" style:font-name="Nimbus Mono L" style:text-underline-style="none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3" style:family="table">
      <style:table-properties style:width="19.006cm" fo:margin-left="0cm" fo:margin-right="-0.005cm" table:align="margins"/>
    </style:style>
    <style:style style:name="Tabelle3.A" style:family="table-column">
      <style:table-column-properties style:column-width="17.667cm" style:rel-column-width="60918*"/>
    </style:style>
    <style:style style:name="Tabelle3.B" style:family="table-column">
      <style:table-column-properties style:column-width="1.339cm" style:rel-column-width="4617*"/>
    </style:style>
    <style:style style:name="Tabelle3.A1" style:family="table-cell">
      <style:table-cell-properties style:vertical-align="middle" style:border-line-width-top="0.035cm 0.035cm 0.035cm" fo:padding-left="0cm" fo:padding-right="0cm" fo:padding-top="0.101cm" fo:padding-bottom="0cm" fo:border-left="none" fo:border-right="none" fo:border-top="0.106cm double #000000" fo:border-bottom="none"/>
    </style:style>
    <style:style style:name="MP1" style:family="paragraph" style:parent-style-name="Footer_20_left" style:master-page-name="">
      <style:paragraph-properties style:page-number="auto"/>
      <style:text-properties fo:font-size="8pt" style:font-size-asian="8pt" style:font-size-complex="8pt"/>
    </style:style>
    <style:style style:name="MP2" style:family="paragraph" style:parent-style-name="Footer_20_left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Nimbus Roman No9 L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<text:span text:style-name="MT1">TFTASolver – </text:span><text:title>TFTASolver Compiler Konzept</text:title> / <text:user-defined text:name="Autor">Schilling</text:user-defined> / <text:date style:data-style-name="N80" text:date-value="2009-02-25T21:07:25">25. Feb. 2009</text:date></text:p>
            </table:table-cell>
            <table:table-cell table:style-name="Tabelle3.A1" office:value-type="string">
              <text:p text:style-name="MP2"><text:span text:style-name="MT2">p.</text:span> <text:page-number text:select-page="current">4</text:page-number>/<text:page-count>4</text:page-count></text:p>
            </table:table-cell>
          </table:table-row>
        </table:table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dc:title>TFTASolver Compiler Konzept</dc:title>
    <meta:initial-creator>Simon J. Schilling</meta:initial-creator>
    <meta:creation-date>2009-02-25T19:34:24</meta:creation-date>
    <meta:editing-cycles>11</meta:editing-cycles>
    <meta:editing-duration>PT01H44M22S</meta:editing-duration>
    <dc:date>2009-02-25T21:07:25</dc:date>
    <dc:creator>Simon J. Schilling</dc:creator>
    <meta:document-statistic meta:table-count="8" meta:image-count="0" meta:object-count="0" meta:page-count="4" meta:paragraph-count="143" meta:word-count="763" meta:character-count="5666"/>
    <meta:user-defined meta:name="Author">Schilling</meta:user-defined>
    <meta:user-defined meta:name="Autor">Schilling</meta:user-defined>
    <meta:user-defined meta:name="Info 1"/>
    <meta:user-defined meta:name="Info 3"/>
    <meta:user-defined meta:name="Info 4"/>
    <meta:user-defined meta:name="Project">Part of the TFTASolver package at http://tftasolver.berlios.de</meta:user-defined>
  </office:meta>
</office:document-meta>
</file>